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efceaaa0030" style:family="table" style:master-page-name="ta-mp-0x7efceaaa003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efceaaa1a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eaaa1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eaaa1b9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90.11pt" style:use-optimal-column-width="true"/>
    </style:style>
    <style:style style:name="ACOL-2" style:family="table-column">
      <style:table-column-properties style:column-width="91.64pt" style:use-optimal-column-width="true"/>
    </style:style>
    <style:style style:name="ACOL-3" style:family="table-column">
      <style:table-column-properties style:column-width="64.01pt" style:use-optimal-column-width="true"/>
    </style:style>
    <style:style style:name="ACOL-4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efceaaa0030" table:print="true">
        <office:forms form:automatic-focus="false" form:apply-design-mode="false">
          <form:form/>
        </office:forms>
        <table:table-column table:style-name="ACOL-1"/>
        <table:table-column table:style-name="ACOL-2" table:number-columns-repeated="2"/>
        <table:table-column table:style-name="ACOL-3" table:number-columns-repeated="7"/>
        <table:table-column table:style-name="ACOL-0" table:number-columns-repeated="118"/>
        <table:table-row table:style-name="AROW-1">
          <table:table-cell table:style-name="ACE-0x7efceaaa1a70" office:value-type="string">
            <text:p>Settings</text:p>
          </table:table-cell>
          <table:table-cell table:number-columns-repeated="7" table:style-name="Gnumeric-default"/>
          <table:table-cell table:style-name="ACE-0x7efceaaa1a70" office:value-type="string">
            <text:p>Results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FeatureExtractor</text:p>
          </table:table-cell>
          <table:table-cell table:style-name="Gnumeric-default" office:value-type="string">
            <text:p>nRandomPatches</text:p>
          </table:table-cell>
          <table:table-cell table:style-name="Gnumeric-default" office:value-type="string">
            <text:p>nHiddenUnits</text:p>
          </table:table-cell>
          <table:table-cell table:style-name="Gnumeric-default" office:value-type="string">
            <text:p>learningRate</text:p>
          </table:table-cell>
          <table:table-cell table:style-name="Gnumeric-default" office:value-type="string">
            <text:p>voting</text:p>
          </table:table-cell>
          <table:table-cell table:style-name="Gnumeric-default" office:value-type="string">
            <text:p>trainImages</text:p>
          </table:table-cell>
          <table:table-cell table:style-name="Gnumeric-default" office:value-type="string">
            <text:p>testImages</text:p>
          </table:table-cell>
          <table:table-cell table:style-name="Gnumeric-default"/>
          <table:table-cell table:style-name="Gnumeric-default" office:value-type="string">
            <text:p>train</text:p>
          </table:table-cell>
          <table:table-cell table:style-name="Gnumeric-default" office:value-type="string">
            <text:p>test</text:p>
          </table:table-cell>
          <table:table-cell table:number-columns-repeated="118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HOG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">
            <text:p>0.3</text:p>
          </table:table-cell>
          <table:table-cell table:style-name="Gnumeric-default" office:value-type="string">
            <text:p>Majority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">
            <text:p>10</text:p>
          </table:table-cell>
          <table:table-cell table:style-name="Gnumeric-default"/>
          <table:table-cell table:style-name="ACE-0x7efceaaa1b98" office:value-type="float" office:value="0.14">
            <text:p>14.00%</text:p>
          </table:table-cell>
          <table:table-cell table:style-name="ACE-0x7efceaaa1b98" office:value-type="float" office:value="0.1">
            <text:p>10.00%</text:p>
          </table:table-cell>
          <table:table-cell table:number-columns-repeated="118" table:style-name="Gnumeric-default"/>
        </table:table-row>
        <table:table-row table:style-name="AROW-2">
          <table:table-cell table:style-name="Gnumeric-default" office:value-type="string">
            <text:p>HOG</text:p>
          </table:table-cell>
          <table:table-cell table:style-name="Gnumeric-default" office:value-type="float" office:value="10000">
            <text:p>1000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string">
            <text:p>Majority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">
            <text:p>10</text:p>
          </table:table-cell>
          <table:table-cell table:style-name="Gnumeric-default"/>
          <table:table-cell table:style-name="Gnumeric-default" office:value-type="float" office:value="0.22">
            <text:p>22.00%</text:p>
          </table:table-cell>
          <table:table-cell table:style-name="Gnumeric-default" office:value-type="float" office:value="0.2">
            <text:p>20.00%</text:p>
          </table:table-cell>
          <table:table-cell table:number-columns-repeated="118" table:style-name="Gnumeric-default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0" gnm:cursor-row="5">
          <gnm:selection gnm:start-col="10" gnm:start-row="5" gnm:end-col="10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percentage-style style:name="ND.0">
      <number:number number:decimal-places="2" number:display-factor="1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efceaa8957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efceaaa0030" style:display-name="Sheet1" style:page-layout-name="pl-0x7efceaa895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23T14:25:05Z</dc:date>
    <meta:creation-date>2016-03-23T14:18:59Z</meta:creation-date>
    <meta:editing-cycles>1</meta:editing-cycles>
    <meta:editing-duration>PT5M1S</meta:editing-duration>
    <meta:generator>gnumeric/1.12.9</meta:generator>
  </office:meta>
</office:document-meta>
</file>